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T3" style:parent-style-name="DefaultParagraphFont" style:family="text">
      <style:text-properties fo:font-weight="bold" style:font-weight-asian="bold"/>
    </style:style>
    <style:style style:name="P4" style:parent-style-name="Standard" style:list-style-name="LFO2" style:family="paragraph"/>
    <style:style style:name="P5" style:parent-style-name="Standard" style:family="paragraph">
      <style:paragraph-properties fo:text-indent="0.25in"/>
    </style:style>
    <style:style style:name="P6" style:parent-style-name="Standard" style:family="paragraph">
      <style:paragraph-properties fo:margin-left="0.25in">
        <style:tab-stops/>
      </style:paragraph-properties>
    </style:style>
    <style:style style:name="P7" style:parent-style-name="HTMLPreformatted" style:family="paragraph">
      <style:paragraph-properties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fo:color="#000000" fo:font-size="9pt" style:font-size-asian="9pt" style:font-size-complex="9pt"/>
    </style:style>
    <style:style style:name="P8"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9"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0"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1"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2"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3"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4"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5"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P16" style:parent-style-name="Normal" style:family="paragraph">
      <style:paragraph-properties style:vertical-align="auto" fo:margin-bottom="0.1041in" fo:margin-left="0.4923in" fo:background-color="#F5F5F5">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urier New" fo:color="#000000" style:letter-kerning="false" fo:font-size="9pt" style:font-size-asian="9pt" style:font-size-complex="9pt" style:language-asian="en" style:country-asian="US" style:language-complex="ar" style:country-complex="SA" fo:hyphenate="true"/>
    </style:style>
    <style:style style:name="T17" style:parent-style-name="DefaultParagraphFont" style:family="text">
      <style:text-properties fo:font-weight="bold" style:font-weight-asian="bold"/>
    </style:style>
    <style:style style:name="P18" style:parent-style-name="Standard" style:list-style-name="LFO2" style:family="paragraph"/>
    <style:style style:name="P19" style:parent-style-name="Standard" style:family="paragraph">
      <style:paragraph-properties fo:margin-left="0.25in">
        <style:tab-stops/>
      </style:paragraph-properties>
    </style:style>
    <style:style style:name="P20" style:parent-style-name="Standard" style:family="paragraph">
      <style:paragraph-properties fo:margin-left="0.25in">
        <style:tab-stops/>
      </style:paragraph-properties>
    </style:style>
    <style:style style:name="P21" style:parent-style-name="Standard" style:family="paragraph">
      <style:paragraph-properties fo:margin-left="0.25in">
        <style:tab-stops/>
      </style:paragraph-properties>
    </style:style>
    <style:style style:name="P22" style:parent-style-name="Standard" style:family="paragraph">
      <style:paragraph-properties fo:margin-left="0.25in">
        <style:tab-stops/>
      </style:paragraph-properties>
    </style:style>
    <style:style style:name="P23"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4"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5"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6"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7"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8"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29"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30"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31"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P32" style:parent-style-name="HTMLPreformatted" style:family="paragraph">
      <style:paragraph-properties fo:margin-bottom="0.1041in" fo:margin-left="0.6361in" fo:background-color="#F5F5F5">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Consolas" fo:color="#000000" fo:font-size="9pt" style:font-size-asian="9pt" style:font-size-complex="9pt"/>
    </style:style>
    <style:style style:name="T33" style:parent-style-name="DefaultParagraphFont" style:family="text">
      <style:text-properties fo:font-weight="bold" style:font-weight-asian="bold"/>
    </style:style>
    <style:style style:name="P34" style:parent-style-name="Standard" style:list-style-name="LFO2" style:family="paragraph"/>
    <style:style style:name="P35" style:parent-style-name="Standard" style:family="paragraph">
      <style:paragraph-properties fo:margin-left="0.25in">
        <style:tab-stops/>
      </style:paragraph-properties>
    </style:style>
    <style:style style:name="P36" style:parent-style-name="Standard" style:family="paragraph">
      <style:paragraph-properties fo:margin-left="0.25in">
        <style:tab-stops/>
      </style:paragraph-properties>
    </style:style>
    <style:style style:name="P37" style:parent-style-name="Standard" style:family="paragraph">
      <style:paragraph-properties fo:margin-left="0.25in">
        <style:tab-stops/>
      </style:paragraph-properties>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Standard" style:family="paragraph">
      <style:paragraph-properties fo:margin-left="0.25in">
        <style:tab-stops/>
      </style:paragraph-properties>
    </style:style>
    <style:style style:name="P41" style:parent-style-name="Standard" style:family="paragraph">
      <style:paragraph-properties fo:margin-left="0.25in">
        <style:tab-stops/>
      </style:paragraph-properties>
    </style:style>
    <style:style style:name="P42" style:parent-style-name="Standard" style:family="paragraph">
      <style:paragraph-properties fo:margin-left="0.25in">
        <style:tab-stops/>
      </style:paragraph-properties>
    </style:style>
    <style:style style:name="P43" style:parent-style-name="Standard" style:family="paragraph">
      <style:paragraph-properties fo:margin-left="0.25in">
        <style:tab-stops/>
      </style:paragraph-properties>
    </style:style>
    <style:style style:name="T44" style:parent-style-name="DefaultParagraphFont" style:family="text">
      <style:text-properties style:text-position="super 66.6%"/>
    </style:style>
    <style:style style:name="T45" style:parent-style-name="DefaultParagraphFont" style:family="text">
      <style:text-properties style:text-position="super 66.6%"/>
    </style:style>
    <style:style style:name="T46" style:parent-style-name="DefaultParagraphFont" style:family="text">
      <style:text-properties style:text-position="super 66.6%"/>
    </style:style>
    <style:style style:name="T47" style:parent-style-name="DefaultParagraphFont" style:family="text">
      <style:text-properties style:text-position="super 66.6%"/>
    </style:style>
    <style:style style:name="P48" style:parent-style-name="Standard" style:family="paragraph">
      <style:paragraph-properties fo:margin-left="0.25in">
        <style:tab-stops/>
      </style:paragraph-properties>
    </style:style>
    <style:style style:name="T49" style:parent-style-name="DefaultParagraphFont" style:family="text">
      <style:text-properties style:text-position="super 66.6%"/>
    </style:style>
    <style:style style:name="T50" style:parent-style-name="DefaultParagraphFont" style:family="text">
      <style:text-properties style:text-position="super 66.6%"/>
    </style:style>
    <style:style style:name="T51" style:parent-style-name="DefaultParagraphFont" style:family="text">
      <style:text-properties style:text-position="super 66.6%"/>
    </style:style>
    <style:style style:name="T52" style:parent-style-name="DefaultParagraphFont" style:family="text">
      <style:text-properties style:text-position="super 66.6%"/>
    </style:style>
    <style:style style:name="P53" style:parent-style-name="Standard" style:family="paragraph">
      <style:paragraph-properties fo:margin-left="0.25in">
        <style:tab-stops/>
      </style:paragraph-properties>
    </style:style>
    <style:style style:name="P54" style:parent-style-name="Standard" style:family="paragraph">
      <style:paragraph-properties fo:margin-left="0.25in">
        <style:tab-stops/>
      </style:paragraph-properties>
    </style:style>
    <style:style style:name="P55" style:parent-style-name="Standard" style:family="paragraph">
      <style:paragraph-properties fo:margin-left="0.25in">
        <style:tab-stops/>
      </style:paragraph-properties>
    </style:style>
    <style:style style:name="P56" style:parent-style-name="NormalWeb" style:family="paragraph">
      <style:paragraph-properties fo:margin-top="0in" fo:margin-bottom="0.1562in" style:line-height-at-least="0.25in" fo:background-color="#FAFCFF"/>
    </style:style>
    <style:style style:name="T57" style:parent-style-name="DefaultParagraphFont" style:family="text">
      <style:text-properties style:font-name="Verdana" fo:font-weight="bold" style:font-weight-asian="bold" style:font-weight-complex="bold" fo:color="#2A2A2A" fo:font-size="8pt" style:font-size-asian="8pt" style:font-size-complex="8pt"/>
    </style:style>
    <style:style style:name="T58" style:parent-style-name="DefaultParagraphFont" style:family="text">
      <style:text-properties style:font-name="Verdana" fo:color="#2A2A2A" fo:font-size="8pt" style:font-size-asian="8pt" style:font-size-complex="8pt"/>
    </style:style>
    <style:style style:name="P59"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60" style:parent-style-name="DefaultParagraphFont" style:family="text">
      <style:text-properties style:font-name="Verdana" style:font-name-asian="Times New Roman" style:font-name-complex="Times New Roman" fo:color="#2A2A2A" style:letter-kerning="false" fo:font-size="8pt" style:font-size-asian="8pt" style:font-size-complex="8pt" style:text-underline-type="single" style:text-underline-style="solid" style:text-underline-width="auto" style:text-underline-mode="continuous" style:language-asian="en" style:country-asian="US" style:language-complex="ar" style:country-complex="SA"/>
    </style:style>
    <style:style style:name="T61"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2"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3"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4"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5"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6"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7"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8"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69"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70"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71"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72"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73" style:parent-style-name="DefaultParagraphFont" style:family="text">
      <style:text-properties style:font-name="Verdana" style:font-name-asian="Times New Roman" style:font-name-complex="Times New Roman" fo:color="#2A2A2A" style:letter-kerning="false" fo:font-size="8pt" style:font-size-asian="8pt" style:font-size-complex="8pt" style:text-underline-type="single" style:text-underline-style="solid" style:text-underline-width="auto" style:text-underline-mode="continuous" style:language-asian="en" style:country-asian="US" style:language-complex="ar" style:country-complex="SA"/>
    </style:style>
    <style:style style:name="T74"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75"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76"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77"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78"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79"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0"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1"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2"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3"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4"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5"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6"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7"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8"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89"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90"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91"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92"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93"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94"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95"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96"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97"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98"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99"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100"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101"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102"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103"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104" style:parent-style-name="Normal" style:family="paragraph">
      <style:paragraph-properties style:vertical-align="auto" fo:margin-bottom="0.1562in" style:line-height-at-least="0.25in" fo:margin-left="0.4923in" fo:background-color="#FAFCFF">
        <style:tab-stops/>
      </style:paragraph-properties>
      <style:text-properties fo:hyphenate="true"/>
    </style:style>
    <style:style style:name="T105"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106"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T107" style:parent-style-name="DefaultParagraphFont" style:family="text">
      <style:text-properties style:font-name="Verdana" style:font-name-asian="Times New Roman" style:font-name-complex="Times New Roman" fo:color="#2A2A2A" style:letter-kerning="false" fo:font-size="8pt" style:font-size-asian="8pt" style:font-size-complex="8pt" style:language-asian="en" style:country-asian="US" style:language-complex="ar" style:country-complex="SA"/>
    </style:style>
    <style:style style:name="P108" style:parent-style-name="Standard" style:family="paragraph">
      <style:paragraph-properties fo:margin-left="0.25in">
        <style:tab-stops/>
      </style:paragraph-propertie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Giới thiệu bài toán:</text:p>
      <text:p text:style-name="Standard">Farasa</text:p>
      <text:p text:style-name="Standard">Furik và Rubik đang chơi cho chơi mảng con. Trò chơi bao gồm một mảng số<text:s/>nguyên gồm n phần tử.</text:p>
      <text:p text:style-name="Standard">Trong trò chơi này, Furik quyết định một số<text:s/>nguyên bằng tổng<text:s/>của một<text:s/>vài<text:s/>mảng con và Rubik phải đoán con số<text:s/>này</text:p>
      <text:p text:style-name="Standard">Nhưng, Rubik là một người đàn ông bận rộn, anh<text:s/>ấy muốn biết trong trường hợp xấu nhất thì a phải đoán bao nhiêu lần. Hãy coi lời giải của anh<text:s/>ấy là tối ưu tức là Furik k bảo giờ<text:s/>goi cùng một số<text:s/>đến lần thứ<text:s/>2 và chỉ<text:s/>gọi những số<text:s/>bằng tổng của mảng con có trong dãy</text:p>
      <text:p text:style-name="Standard"/>
      <text:p text:style-name="Standard">Đầu vào:</text:p>
      <text:p text:style-name="Standard">Dòng đầu chưa số<text:s/>nguyên dương n, Dòng thứ<text:s/>2 chứa n số<text:s/>nguyên dương là phần tử<text:s/>của mảng trong dãy.</text:p>
      <text:p text:style-name="Standard"/>
      <text:p text:style-name="Standard">Đầu ra: kết quả<text:s/>số<text:s/>lần phải đoán trong trường hợp tồi nhất</text:p>
      <text:p text:style-name="Standard"/>
      <text:p text:style-name="Standard">Yêu cầu:</text:p>
      <text:p text:style-name="Standard">Time-limit: 2 – 4 sec</text:p>
      <text:p text:style-name="Standard">Source limit: 50000 Bytes</text:p>
      <text:p text:style-name="Standard"/>
      <text:p text:style-name="Standard">Phương pháp giải quyết:</text:p>
      <text:p text:style-name="Standard">Từ dữ liệu đầu vào <text:s/>ta thấy giới hạn của vấn đề</text:p>
      <text:p text:style-name="P2">1 &lt; <text:s/>n*S &lt; 4 *10^10 với S là tổng của tất cả các phần tử tỏng dãy</text:p>
      <text:p text:style-name="Standard"/>
      <text:p text:style-name="Standard">Giới hạn của n: 1-200000</text:p>
      <text:p text:style-name="Standard"/>
      <text:p text:style-name="Standard"><text:span text:style-name="T3">Method1</text:span>: 1 &lt; n &lt; 2000:</text:p>
      <text:list text:style-name="LFO2" text:continue-numbering="true">
        <text:list-item>
          <text:p text:style-name="P4">Số sub-array có thể xét tới là 2001000 (n*(n+1)/2)</text:p>
        </text:list-item>
      </text:list>
      <text:p text:style-name="P5">Chúng ta có thể sinh tất cả các tổng của các dãy con và loại bỏ trùng lặp</text:p>
      <text:p text:style-name="P6">Sự phức tạp của thuật toán lên tới O(n2log n) do độ phức tạp của hàm sắp xếp và loại bỏ các phần tử trùng lặp</text:p>
      <text:p text:style-name="P7">sums = []</text:p>
      <text:p text:style-name="P8"/>
      <text:p text:style-name="P9">for i = 1 to N</text:p>
      <text:p text:style-name="P10"><text:s text:c="4"/>value = 0</text:p>
      <text:p text:style-name="P11"><text:s text:c="4"/>for j = i to N</text:p>
      <text:p text:style-name="P12"><text:s text:c="8"/>value += A[j]</text:p>
      <text:p text:style-name="P13"><text:s text:c="8"/>sums.push(value)<text:tab/>// Lưu tất cả các tổng vào trong mảng sums</text:p>
      <text:p text:style-name="P14"/>
      <text:p text:style-name="P15">sort(sums)<text:tab/><text:tab/><text:tab/>// Sắp xếp lại thứ tự các tổng</text:p>
      <text:p text:style-name="P16">eliminate-duplicates(sums)<text:s text:c="2"/>//Loại bỏ đi các phần tử trùng lặp</text:p>
      <text:p text:style-name="Standard"><text:span text:style-name="T17">Method2</text:span>: 2000 &lt; n &lt; 20000</text:p>
      <text:list text:style-name="LFO2" text:continue-numbering="true">
        <text:list-item>
          <text:p text:style-name="P18">Số sub-array có thể xét tới: 200.010.000</text:p>
        </text:list-item>
      </text:list>
      <text:p text:style-name="P19">Vẫn có thể sinh tất cả các tổng và loại bỏ trùng lặp nhưng việc sắp xếp và loại bỏ các trùng lặp là rất tốn kém vì nó sẽ truy cập tới hàng triệu phần tử vì vậy thay vì lưu tất cả các tổng lại ta chỉ cần dùng một mảng lưu lại giá trị là 1 với index chính là sum của sub-array.</text:p>
      <text:p text:style-name="P20">Độ phức tạp của thuật toán sẽ là O(n2 + S)</text:p>
      <text:p text:style-name="P21"/>
      <text:p text:style-name="P22"/>
      <text:soft-page-break/>
      <text:p text:style-name="P23">sums[] = { 0 } <text:s text:c="9"/>// Mảng đánh dấu</text:p>
      <text:p text:style-name="P24"/>
      <text:p text:style-name="P25">for i = 1 to N</text:p>
      <text:p text:style-name="P26"><text:s text:c="4"/>value = 0</text:p>
      <text:p text:style-name="P27"><text:s text:c="4"/>for j = i to N</text:p>
      <text:p text:style-name="P28"><text:s text:c="8"/>value += A[j]</text:p>
      <text:p text:style-name="P29"><text:s text:c="8"/>sums[value] = 1 <text:s text:c="3"/>// Đánh dấu tổng đã xuất hiện<text:s/></text:p>
      <text:p text:style-name="P30">answer = 0</text:p>
      <text:p text:style-name="P31">for i = 1 to MAX_SUM<text:tab/>// Tính số tổng tồn tại trong dãy</text:p>
      <text:p text:style-name="P32"><text:s text:c="4"/>answer += sums[i]</text:p>
      <text:p text:style-name="Standard"><text:span text:style-name="T33">Method3</text:span>:<text:s/>20000 &lt; N &lt; 200000</text:p>
      <text:list text:style-name="LFO2" text:continue-numbering="true">
        <text:list-item>
          <text:p text:style-name="P34">Số sub-array có thể xét tới là 2*10^10</text:p>
        </text:list-item>
      </text:list>
      <text:p text:style-name="P35">Đối với giá trị rất lớn như thế này thì việc độ phức tạp của thuật toán O(n2) thì sẽ mất rất nhiều thời gian. Cần một thuật toán với độ phức tạp nhỏ hơn</text:p>
      <text:p text:style-name="P36"/>
      <text:p text:style-name="P37">Xét S[i] = sum(A[x] : 1<text:s/><text:span text:style-name="T38">≤</text:span><text:s/>x <text:s/><text:span text:style-name="T39">≤</text:span><text:s/>i)</text:p>
      <text:p text:style-name="P40"/>
      <text:p text:style-name="P41">Như vậy output của bài toán sẽ chính là số lượng S[j] <text:s/>- S[i] trong đó 1 &lt; j &lt; N và 1 &lt; i &lt; j</text:p>
      <text:p text:style-name="P42">Và tất cả các giá trị của S[j] – S[i] có thể sinh ra bởi hai đa thức sau:</text:p>
      <text:p text:style-name="P43">X = x<text:span text:style-name="T44">0</text:span><text:s/>+ x<text:span text:style-name="T45">S[1]</text:span><text:s/>+ x<text:span text:style-name="T46">S[2]</text:span><text:s/>+ …..+ x<text:span text:style-name="T47">S[n]</text:span></text:p>
      <text:p text:style-name="P48">Y = x<text:span text:style-name="T49">0</text:span><text:s/>+ x-<text:span text:style-name="T50">S[1]</text:span><text:s/>+ x-<text:span text:style-name="T51">S[2]</text:span><text:s/>+ …..+ x<text:span text:style-name="T52">-S[n]</text:span></text:p>
      <text:p text:style-name="P53">Nhân đa thức X với đa thức Y, trong kết quả số lượng tất cả các phần tử mà có hệ số khác 0 và có hệ số mũ dương chính là kết quả mà chúng ta cần tìm</text:p>
      <text:p text:style-name="P54"/>
      <text:p text:style-name="P55">Để nhân hai đa thức ta có thể sử dụng thuật toán Fast Fourier Transform (FFT) với độ phức tạp của thuật toán O(n + slog s).</text:p>
      <text:p text:style-name="P56"><text:tab/><text:span text:style-name="T57">procedure </text:span><text:span text:style-name="T58"><draw:frame draw:style-name="a0" draw:name="Picture 20" text:anchor-type="as-char" svg:x="0in" svg:y="0in" svg:width="1.20833in" svg:height="0.1875in" style:rel-width="scale" style:rel-height="scale"><draw:image xlink:href="media/image1.png" xlink:type="simple" xlink:show="embed" xlink:actuate="onLoad"/><svg:title/><svg:desc>\displaystyle PolyMult(A, B)</svg:desc></draw:frame></text:span></text:p>
      <text:p text:style-name="P59"><text:span text:style-name="T60">Input:</text:span><text:span text:style-name="T61"> </text:span><text:span text:style-name="T62"><draw:frame draw:style-name="a1" draw:name="Picture 19" text:anchor-type="as-char" svg:x="0in" svg:y="0in" svg:width="1.78127in" svg:height="0.12564in" style:rel-width="scale" style:rel-height="scale"><draw:image xlink:href="media/image2.png" xlink:type="simple" xlink:show="embed" xlink:actuate="onLoad"/><svg:title/><svg:desc>\displaystyle a_0, a_1, \ldots, a_{n-1}</svg:desc></draw:frame></text:span><text:span text:style-name="T63"> là các hệ số của </text:span><text:span text:style-name="T64"><draw:frame draw:style-name="a2" draw:name="Picture 18" text:anchor-type="as-char" svg:x="0in" svg:y="0in" svg:width="0.33333in" svg:height="0.1875in" style:rel-width="scale" style:rel-height="scale"><draw:image xlink:href="media/image3.png" xlink:type="simple" xlink:show="embed" xlink:actuate="onLoad"/><svg:title/><svg:desc>\displaystyle A(x)</svg:desc></draw:frame></text:span><text:span text:style-name="T65">,  </text:span><text:span text:style-name="T66"><draw:frame draw:style-name="a3" draw:name="Picture 17" text:anchor-type="as-char" svg:x="0in" svg:y="0in" svg:width="1.03125in" svg:height="0.15625in" style:rel-width="scale" style:rel-height="scale"><draw:image xlink:href="media/image4.png" xlink:type="simple" xlink:show="embed" xlink:actuate="onLoad"/><svg:title/><svg:desc>\displaystyle b_0, b_1, \ldots, b_{n-1}</svg:desc></draw:frame></text:span><text:span text:style-name="T67"> là các hệ số của </text:span><text:span text:style-name="T68"><draw:frame draw:style-name="a4" draw:name="Picture 16" text:anchor-type="as-char" svg:x="0in" svg:y="0in" svg:width="0.34375in" svg:height="0.1875in" style:rel-width="scale" style:rel-height="scale"><draw:image xlink:href="media/image5.png" xlink:type="simple" xlink:show="embed" xlink:actuate="onLoad"/><svg:title/><svg:desc>\displaystyle B(x)</svg:desc></draw:frame></text:span><text:span text:style-name="T69">. Ta cũng giả sử </text:span><text:span text:style-name="T70"><draw:frame draw:style-name="a5" draw:name="Picture 15" text:anchor-type="as-char" svg:x="0in" svg:y="0in" svg:width="0.10417in" svg:height="0.07292in" style:rel-width="scale" style:rel-height="scale"><draw:image xlink:href="media/image6.png" xlink:type="simple" xlink:show="embed" xlink:actuate="onLoad"/><svg:title/><svg:desc>\displaystyle n</svg:desc></draw:frame></text:span><text:span text:style-name="T71"> là lũy thừa của 2.</text:span></text:p>
      <text:p text:style-name="P72"><text:span text:style-name="T73">Output:</text:span><text:span text:style-name="T74"> </text:span><text:span text:style-name="T75"><draw:frame draw:style-name="a6" draw:name="Picture 14" text:anchor-type="as-char" svg:x="0in" svg:y="0in" svg:width="1.10417in" svg:height="0.11458in" style:rel-width="scale" style:rel-height="scale"><draw:image xlink:href="media/image7.png" xlink:type="simple" xlink:show="embed" xlink:actuate="onLoad"/><svg:title/><svg:desc>\displaystyle c_0, c_1, \ldots, c_{2n-2}</svg:desc></draw:frame></text:span><text:span text:style-name="T76"> là các hệ số của </text:span><text:span text:style-name="T77"><draw:frame draw:style-name="a7" draw:name="Picture 13" text:anchor-type="as-char" svg:x="0in" svg:y="0in" svg:width="1.29167in" svg:height="0.1875in" style:rel-width="scale" style:rel-height="scale"><draw:image xlink:href="media/image8.png" xlink:type="simple" xlink:show="embed" xlink:actuate="onLoad"/><svg:title/><svg:desc>\displaystyle C(x)=A(x)B(x)</svg:desc></draw:frame></text:span></text:p>
      <text:p text:style-name="P78"><text:span text:style-name="T79">Call </text:span><text:span text:style-name="T80"><draw:frame draw:style-name="a8" draw:name="Picture 12" text:anchor-type="as-char" svg:x="0in" svg:y="0in" svg:width="0.89583in" svg:height="0.1875in" style:rel-width="scale" style:rel-height="scale"><draw:image xlink:href="media/image9.png" xlink:type="simple" xlink:show="embed" xlink:actuate="onLoad"/><svg:title/><svg:desc>\displaystyle FFT(A,2n)</svg:desc></draw:frame></text:span><text:span text:style-name="T81">,  </text:span><text:span text:style-name="T82"><draw:frame draw:style-name="a9" draw:name="Picture 11" text:anchor-type="as-char" svg:x="0in" svg:y="0in" svg:width="0.90625in" svg:height="0.1875in" style:rel-width="scale" style:rel-height="scale"><draw:image xlink:href="media/image10.png" xlink:type="simple" xlink:show="embed" xlink:actuate="onLoad"/><svg:title/><svg:desc>\displaystyle FFT(B,2n)</svg:desc></draw:frame></text:span><text:span text:style-name="T83"> để tính giá trị  đa thức </text:span><text:span text:style-name="T84"><draw:frame draw:style-name="a10" draw:name="Picture 10" text:anchor-type="as-char" svg:x="0in" svg:y="0in" svg:width="0.33333in" svg:height="0.14583in" style:rel-width="scale" style:rel-height="scale"><draw:image xlink:href="media/image11.png" xlink:type="simple" xlink:show="embed" xlink:actuate="onLoad"/><svg:title/><svg:desc>\displaystyle A, B</svg:desc></draw:frame></text:span><text:span text:style-name="T85"> tại </text:span><text:span text:style-name="T86"><draw:frame draw:style-name="a11" draw:name="Picture 9" text:anchor-type="as-char" svg:x="0in" svg:y="0in" svg:width="1.9375in" svg:height="0.17708in" style:rel-width="scale" style:rel-height="scale"><draw:image xlink:href="media/image12.png" xlink:type="simple" xlink:show="embed" xlink:actuate="onLoad"/><svg:title/><svg:desc>\displaystyle \omega_{k,2n}, \forall k=0,1,\ldots,2n-1</svg:desc></draw:frame></text:span><text:span text:style-name="T87">For </text:span><text:span text:style-name="T88"><draw:frame draw:style-name="a12" draw:name="Picture 8" text:anchor-type="as-char" svg:x="0in" svg:y="0in" svg:width="1.14583in" svg:height="0.13542in" style:rel-width="scale" style:rel-height="scale"><draw:image xlink:href="media/image13.png" xlink:type="simple" xlink:show="embed" xlink:actuate="onLoad"/><svg:title/><svg:desc>\displaystyle k=0\rightarrow 2n-1</svg:desc></draw:frame></text:span><text:span text:style-name="T89">:</text:span><text:span text:style-name="T90"><draw:frame draw:style-name="a13" draw:name="Picture 7" text:anchor-type="as-char" svg:x="0in" svg:y="0in" svg:width="2.05208in" svg:height="0.19792in" style:rel-width="scale" style:rel-height="scale"><draw:image xlink:href="media/image14.png" xlink:type="simple" xlink:show="embed" xlink:actuate="onLoad"/><svg:title/><svg:desc>\displaystyle C(\omega_{k,2n}) = A(\omega_{k,2n})B(\omega_{k,2n})</svg:desc></draw:frame></text:span></text:p>
      <text:p text:style-name="P91"><text:span text:style-name="T92">Lập đa thức </text:span><text:span text:style-name="T93"><draw:frame draw:style-name="a14" draw:name="Picture 6" text:anchor-type="as-char" svg:x="0in" svg:y="0in" svg:width="0.35417in" svg:height="0.1875in" style:rel-width="scale" style:rel-height="scale"><draw:image xlink:href="media/image15.png" xlink:type="simple" xlink:show="embed" xlink:actuate="onLoad"/><svg:title/><svg:desc>\displaystyle D(x)</svg:desc></draw:frame></text:span><text:span text:style-name="T94"> với các hệ số </text:span><text:span text:style-name="T95"><draw:frame draw:style-name="a15" draw:name="Picture 5" text:anchor-type="as-char" svg:x="0in" svg:y="0in" svg:width="2.5in" svg:height="0.19792in" style:rel-width="scale" style:rel-height="scale"><draw:image xlink:href="media/image16.png" xlink:type="simple" xlink:show="embed" xlink:actuate="onLoad"/><svg:title/><svg:desc>\displaystyle d_k = C(\omega_{k,2n}), k=0,1,\ldots, 2n-1</svg:desc></draw:frame></text:span></text:p>
      <text:p text:style-name="P96"><text:span text:style-name="T97">Call </text:span><text:span text:style-name="T98"><draw:frame draw:style-name="a16" draw:name="Picture 4" text:anchor-type="as-char" svg:x="0in" svg:y="0in" svg:width="0.91667in" svg:height="0.1875in" style:rel-width="scale" style:rel-height="scale"><draw:image xlink:href="media/image17.png" xlink:type="simple" xlink:show="embed" xlink:actuate="onLoad"/><svg:title/><svg:desc>\displaystyle FFT(D,2n)</svg:desc></draw:frame></text:span></text:p>
      <text:p text:style-name="P99"><text:span text:style-name="T100">For </text:span><text:span text:style-name="T101"><draw:frame draw:style-name="a17" draw:name="Picture 3" text:anchor-type="as-char" svg:x="0in" svg:y="0in" svg:width="1.14583in" svg:height="0.13542in" style:rel-width="scale" style:rel-height="scale"><draw:image xlink:href="media/image13.png" xlink:type="simple" xlink:show="embed" xlink:actuate="onLoad"/><svg:title/><svg:desc>\displaystyle k=0\rightarrow 2n-1</svg:desc></draw:frame></text:span><text:span text:style-name="T102">:</text:span><text:span text:style-name="T103"><draw:frame draw:style-name="a18" draw:name="Picture 2" text:anchor-type="as-char" svg:x="0in" svg:y="0in" svg:width="1.26042in" svg:height="0.38542in" style:rel-width="scale" style:rel-height="scale"><draw:image xlink:href="media/image18.png" xlink:type="simple" xlink:show="embed" xlink:actuate="onLoad"/><svg:title/><svg:desc>\displaystyle c_k = \frac{D(\omega_{2n-k,2n})}{2n}</svg:desc></draw:frame></text:span></text:p>
      <text:p text:style-name="P104"><text:span text:style-name="T105">trong đó </text:span><text:span text:style-name="T106"><text:s/></text:span><text:span text:style-name="T107"><draw:frame draw:style-name="a19" draw:name="Picture 1" text:anchor-type="as-char" svg:x="0in" svg:y="0in" svg:width="1.29167in" svg:height="0.17708in" style:rel-width="scale" style:rel-height="scale"><draw:image xlink:href="media/image19.png" xlink:type="simple" xlink:show="embed" xlink:actuate="onLoad"/><svg:title/><svg:desc>\displaystyle \omega_{2n,2n}=\omega_{0,2n}=1</svg:desc></draw:frame></text:span></text:p>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ans CJK SC Regular"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ola Nguyen</dc:creator>
    <meta:creation-date>2016-12-07T10:46:00Z</meta:creation-date>
    <dc:date>2016-12-14T04:16:00Z</dc:date>
    <meta:template xlink:href="Normal.dotm" xlink:type="simple"/>
    <meta:editing-cycles>7</meta:editing-cycles>
    <meta:editing-duration>PT2880S</meta:editing-duration>
    <meta:document-statistic meta:page-count="2" meta:paragraph-count="6" meta:word-count="457" meta:character-count="3058" meta:row-count="21" meta:non-whitespace-character-count="2607"/>
  </office:meta>
</office:document-meta>
</file>